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lanta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timore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ffalo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innati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nver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troit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n Bay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uston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ianapolis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nsas City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nesota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Orlea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Giants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akland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iladelphia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Diego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Francisco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attle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 Louis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essee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hington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